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b2b2b2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2b2b2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aa95" draw:textarea-horizontal-align="justify" draw:textarea-vertical-align="middle" draw:auto-grow-height="false" fo:min-height="0.224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aa95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 draw:opacity="100%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b2b2b2" draw:opacity="100%"/>
      <style:paragraph-properties fo:text-align="center"/>
      <style:text-properties fo:font-size="14pt"/>
    </style:style>
    <style:style style:name="P6" style:family="paragraph">
      <loext:graphic-properties draw:fill-color="#ffaa95"/>
      <style:paragraph-properties fo:text-align="center"/>
      <style:text-properties fo:font-size="14pt"/>
    </style:style>
    <style:style style:name="P7" style:family="paragraph">
      <loext:graphic-properties draw:fill-color="#ffffff"/>
      <style:paragraph-properties fo:text-align="center"/>
      <style:text-properties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style:paragraph-properties fo:text-align="center"/>
      <style:text-properties style:font-name="Times New Roman"/>
    </style:style>
    <style:style style:name="P11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ff" draw:opacity="100%"/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style:font-name="Times New Roman"/>
    </style:style>
    <style:style style:name="P15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16" style:family="paragraph">
      <loext:graphic-properties draw:fill-color="#ffaa95" draw:opacity="100%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font-name="Times New Roman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3.03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3.03cm" svg:y="3.03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3.53cm" svg:y="3.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03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3.53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5.824cm" svg:y="4.048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508cm" svg:height="0.508cm" svg:x="5.824cm" svg:y="3.03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6.324cm" svg:y="3.0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5.824cm" svg:y="3.5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6.324cm" svg:y="3.5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508cm" svg:height="0.508cm" svg:x="5.318cm" svg:y="3.04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508cm" svg:height="0.508cm" svg:x="5.832cm" svg:y="2.524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508cm" svg:height="0.508cm" svg:x="5.326cm" svg:y="2.524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508cm" svg:height="0.508cm" svg:x="5.818cm" svg:y="2.016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508cm" svg:height="0.508cm" svg:x="6.332cm" svg:y="2.524cm">
          <text:p text:style-name="P4">2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.587cm" svg:y1="3.286cm" svg:x2="4.492cm" svg:y2="3.286cm">
          <text:p/>
        </draw:line>
        <draw:custom-shape draw:style-name="gr3" draw:text-style-name="P6" draw:layer="layout" svg:width="0.508cm" svg:height="0.508cm" svg:x="5.326cm" svg:y="3.54cm">
          <text:p text:style-name="P4">3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088cm" svg:y1="3.286cm" svg:x2="6.993cm" svg:y2="3.286cm">
          <text:p/>
        </draw:line>
        <draw:custom-shape draw:style-name="gr1" draw:text-style-name="P5" draw:layer="layout" svg:width="0.508cm" svg:height="0.508cm" svg:x="8.874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8.874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9.374cm" svg:y="3.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8.87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9.374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8.39cm" svg:y1="3.54cm" svg:x2="10.295cm" svg:y2="3.54cm">
          <text:p/>
        </draw:line>
        <draw:frame draw:style-name="gr6" draw:text-style-name="P11" draw:layer="layout" svg:width="4.464cm" svg:height="1.191cm" svg:x="3.564cm" svg:y="4.51cm">
          <draw:text-box>
            <text:p text:style-name="P10"><text:span text:style-name="T2">neder, jo nevar </text:span></text:p>
            <text:p text:style-name="P10"><text:span text:style-name="T2">pievienot tieši 5 rūtiņas</text:span></text:p>
          </draw:text-box>
        </draw:frame>
        <draw:custom-shape draw:style-name="gr2" draw:text-style-name="P5" draw:layer="layout" svg:width="0.508cm" svg:height="0.508cm" svg:x="11.414cm" svg:y="4.048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1.414cm" svg:y="3.032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1.914cm" svg:y="3.04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1.414cm" svg:y="3.5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1.914cm" svg:y="3.5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1.414cm" svg:y="2.524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0.914cm" svg:y="2.52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0.914cm" svg:y="3.02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0.914cm" svg:y="3.5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0.914cm" svg:y="4.048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0.791cm" svg:y1="3.54cm" svg:x2="12.696cm" svg:y2="3.54cm">
          <text:p/>
        </draw:line>
        <draw:frame draw:style-name="gr6" draw:text-style-name="P15" draw:layer="layout" svg:width="0.997cm" svg:height="0.721cm" svg:x="10.964cm" svg:y="4.711cm">
          <draw:text-box>
            <text:p text:style-name="P14"><text:span text:style-name="T2">PL</text:span></text:p>
          </draw:text-box>
        </draw:frame>
        <draw:custom-shape draw:style-name="gr1" draw:text-style-name="P5" draw:layer="layout" svg:width="0.508cm" svg:height="0.508cm" svg:x="14.46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4.462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4.962cm" svg:y="3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4.462cm" svg:y="3.54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4.962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5.88cm" svg:y1="7.35cm" svg:x2="7.785cm" svg:y2="7.35cm">
          <text:p/>
        </draw:line>
        <draw:custom-shape draw:style-name="gr2" draw:text-style-name="P5" draw:layer="layout" svg:width="0.508cm" svg:height="0.508cm" svg:x="16.494cm" svg:y="4.048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6.494cm" svg:y="3.032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6.994cm" svg:y="3.04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6.494cm" svg:y="3.5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6.994cm" svg:y="3.5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014cm" svg:y="4.04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514cm" svg:y="4.048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514cm" svg:y="3.548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514cm" svg:y="3.032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8.014cm" svg:y="3.548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8.62cm" svg:y="7.35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8.62cm" svg:y="6.334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9.12cm" svg:y="6.342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8.62cm" svg:y="6.84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9.12cm" svg:y="6.84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9.646cm" svg:y="6.848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9.646cm" svg:y="7.348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9.128cm" svg:y="7.34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9.128cm" svg:y="7.84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8.62cm" svg:y="7.84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6.334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6.334cm" svg:y="6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6.834cm" svg:y="6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6.334cm" svg:y="6.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6.834cm" svg:y="6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3.954cm" svg:y="7.348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3.954cm" svg:y="6.332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4.454cm" svg:y="6.34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3.954cm" svg:y="6.8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4.454cm" svg:y="6.84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3.954cm" svg:y="7.8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4.454cm" svg:y="7.84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3.954cm" svg:y="7.84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3.954cm" svg:y="8.36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4.454cm" svg:y="8.36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2.176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2.176cm" svg:y="6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2.676cm" svg:y="6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2.176cm" svg:y="6.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2.676cm" svg:y="6.84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3.992cm" svg:y1="3.794cm" svg:x2="15.897cm" svg:y2="3.794cm">
          <text:p/>
        </draw:line>
        <draw:line draw:style-name="gr5" draw:text-style-name="P9" draw:layer="layout" svg:x1="16.293cm" svg:y1="3.794cm" svg:x2="18.935cm" svg:y2="3.794cm">
          <text:p/>
        </draw:line>
        <draw:line draw:style-name="gr5" draw:text-style-name="P9" draw:layer="layout" svg:x1="8.381cm" svg:y1="7.35cm" svg:x2="10.515cm" svg:y2="7.35cm">
          <text:p/>
        </draw:line>
        <draw:custom-shape draw:style-name="gr8" draw:text-style-name="P16" draw:layer="layout" svg:width="0.508cm" svg:height="0.508cm" svg:x="14.454cm" svg:y="7.348cm">
          <text:p text:style-name="P12">3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4.46cm" svg:height="1.191cm" svg:x="11.864cm" svg:y="8.811cm">
          <draw:text-box>
            <text:p text:style-name="P10"><text:span text:style-name="T2">neder, jo nedrīkst </text:span></text:p>
            <text:p text:style-name="P10"><text:span text:style-name="T2">pievienot vēl vienu “P”</text:span></text:p>
          </draw:text-box>
        </draw:frame>
        <draw:frame draw:style-name="gr6" draw:text-style-name="P15" draw:layer="layout" svg:width="0.976cm" svg:height="0.721cm" svg:x="16.765cm" svg:y="4.712cm">
          <draw:text-box>
            <text:p text:style-name="P14"><text:span text:style-name="T2">PF</text:span></text:p>
          </draw:text-box>
        </draw:frame>
        <draw:frame draw:style-name="gr6" draw:text-style-name="P15" draw:layer="layout" svg:width="1.137cm" svg:height="0.721cm" svg:x="8.565cm" svg:y="8.412cm">
          <draw:text-box>
            <text:p text:style-name="P14"><text:span text:style-name="T2">PW</text:span></text:p>
          </draw:text-box>
        </draw:frame>
        <draw:line draw:style-name="gr5" draw:text-style-name="P8" draw:layer="layout" svg:x1="11.839cm" svg:y1="7.604cm" svg:x2="13.066cm" svg:y2="7.604cm">
          <text:p/>
        </draw:line>
        <draw:line draw:style-name="gr5" draw:text-style-name="P8" draw:layer="layout" svg:x1="13.64cm" svg:y1="7.604cm" svg:x2="15.315cm" svg:y2="7.604cm">
          <text:p/>
        </draw:line>
        <draw:custom-shape draw:style-name="gr1" draw:text-style-name="P5" draw:layer="layout" svg:width="0.508cm" svg:height="0.508cm" svg:x="3.031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3.031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3.531cm" svg:y="11.6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3.031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3.531cm" svg:y="12.176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3.286cm" svg:y1="11.362cm" svg:x2="3.286cm" svg:y2="13.75cm">
          <text:p/>
        </draw:line>
        <draw:custom-shape draw:style-name="gr2" draw:text-style-name="P5" draw:layer="layout" svg:width="0.508cm" svg:height="0.508cm" svg:x="5.572cm" svg:y="12.684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5.572cm" svg:y="11.66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6.072cm" svg:y="11.676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5.572cm" svg:y="12.17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6.072cm" svg:y="12.17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5.054cm" svg:y="12.17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5.054cm" svg:y="11.67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5.054cm" svg:y="11.16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5.572cm" svg:y="11.16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6.072cm" svg:y="11.16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5.826cm" svg:y1="10.855cm" svg:x2="5.826cm" svg:y2="13.446cm">
          <text:p/>
        </draw:line>
        <draw:custom-shape draw:style-name="gr2" draw:text-style-name="P5" draw:layer="layout" svg:width="0.508cm" svg:height="0.508cm" svg:x="10.644cm" svg:y="12.68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0.644cm" svg:y="11.66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1.144cm" svg:y="11.676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0.644cm" svg:y="12.17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1.144cm" svg:y="12.17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4.716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4.716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5.216cm" svg:y="11.6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4.716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5.216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8.62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8.62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9.12cm" svg:y="11.6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8.62cm" svg:y="12.1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9.12cm" svg:y="12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6.748cm" svg:y="12.684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6.748cm" svg:y="11.668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7.248cm" svg:y="11.676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6.748cm" svg:y="12.176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7.248cm" svg:y="12.176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1.144cm" svg:y="12.684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1.144cm" svg:y="13.18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0.644cm" svg:y="13.18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0.144cm" svg:y="13.18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1.66cm" svg:y="13.184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1.16cm" svg:y1="11.16cm" svg:x2="11.16cm" svg:y2="14.106cm">
          <text:p/>
        </draw:line>
        <draw:line draw:style-name="gr5" draw:text-style-name="P8" draw:layer="layout" svg:x1="9.132cm" svg:y1="11.318cm" svg:x2="9.132cm" svg:y2="13.604cm">
          <text:p/>
        </draw:line>
        <draw:line draw:style-name="gr5" draw:text-style-name="P8" draw:layer="layout" svg:x1="15.478cm" svg:y1="11.363cm" svg:x2="15.478cm" svg:y2="13.446cm">
          <text:p/>
        </draw:line>
        <draw:custom-shape draw:style-name="gr7" draw:text-style-name="P13" draw:layer="layout" svg:width="0.508cm" svg:height="0.508cm" svg:x="17.764cm" svg:y="12.684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764cm" svg:y="12.184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764cm" svg:y="11.66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264cm" svg:y="12.68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264cm" svg:y="13.192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7.51cm" svg:y1="11.364cm" svg:x2="17.51cm" svg:y2="14.006cm">
          <text:p/>
        </draw:line>
        <draw:frame draw:style-name="gr6" draw:text-style-name="P15" draw:layer="layout" svg:width="1.044cm" svg:height="0.721cm" svg:x="5.266cm" svg:y="13.513cm">
          <draw:text-box>
            <text:p text:style-name="P14"><text:span text:style-name="T2">PV</text:span></text:p>
          </draw:text-box>
        </draw:frame>
        <draw:frame draw:style-name="gr6" draw:text-style-name="P15" draw:layer="layout" svg:width="1.044cm" svg:height="0.721cm" svg:x="11.266cm" svg:y="13.714cm">
          <draw:text-box>
            <text:p text:style-name="P14"><text:span text:style-name="T2">PY</text:span></text:p>
          </draw:text-box>
        </draw:frame>
        <draw:frame draw:style-name="gr6" draw:text-style-name="P15" draw:layer="layout" svg:width="1.044cm" svg:height="0.721cm" svg:x="17.466cm" svg:y="13.714cm">
          <draw:text-box>
            <text:p text:style-name="P14"><text:span text:style-name="T2">PN</text:span></text:p>
          </draw:text-box>
        </draw:frame>
        <draw:custom-shape draw:style-name="gr1" draw:text-style-name="P5" draw:layer="layout" svg:width="0.508cm" svg:height="0.508cm" svg:x="2.015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2.015cm" svg:y="16.4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2.515cm" svg:y="16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2.015cm" svg:y="17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2.515cm" svg:y="17.002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3.032cm" svg:y1="15.986cm" svg:x2="1.508cm" svg:y2="17.51cm">
          <text:p/>
        </draw:line>
        <draw:custom-shape draw:style-name="gr2" draw:text-style-name="P5" draw:layer="layout" svg:width="0.508cm" svg:height="0.508cm" svg:x="4.556cm" svg:y="17.51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4.556cm" svg:y="16.494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5.056cm" svg:y="16.502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4.556cm" svg:y="17.00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5.056cm" svg:y="17.00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4.548cm" svg:y="15.98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4.048cm" svg:y="15.98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4.048cm" svg:y="16.48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3.548cm" svg:y="16.494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5.064cm" svg:y="15.986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5.826cm" svg:y1="15.681cm" svg:x2="4.302cm" svg:y2="17.205cm">
          <text:p/>
        </draw:line>
        <draw:custom-shape draw:style-name="gr1" draw:text-style-name="P5" draw:layer="layout" svg:width="0.508cm" svg:height="0.508cm" svg:x="7.342cm" svg:y="17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7.342cm" svg:y="16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7.842cm" svg:y="16.4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7.342cm" svg:y="16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7.842cm" svg:y="16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2.938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2.938cm" svg:y="16.4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3.438cm" svg:y="16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2.938cm" svg:y="17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3.438cm" svg:y="17.002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4.259cm" svg:y1="16.697cm" svg:x2="12.735cm" svg:y2="18.221cm">
          <text:p/>
        </draw:line>
        <draw:custom-shape draw:style-name="gr1" draw:text-style-name="P5" draw:layer="layout" svg:width="0.508cm" svg:height="0.508cm" svg:x="1.508cm" svg:y="22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.508cm" svg:y="21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2.008cm" svg:y="21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.508cm" svg:y="21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2.008cm" svg:y="21.573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.765cm" svg:y1="20.896cm" svg:x2="2.781cm" svg:y2="21.912cm">
          <text:p/>
        </draw:line>
        <draw:custom-shape draw:style-name="gr2" draw:text-style-name="P5" draw:layer="layout" svg:width="0.508cm" svg:height="0.508cm" svg:x="3.299cm" svg:y="22.077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3.299cm" svg:y="21.061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3.799cm" svg:y="21.06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3.299cm" svg:y="21.56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3.799cm" svg:y="21.56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6.563cm" svg:y="2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6.563cm" svg:y="21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7.063cm" svg:y="21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6.563cm" svg:y="21.5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7.063cm" svg:y="21.574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334cm" svg:y1="20.9cm" svg:x2="7.706cm" svg:y2="22.272cm">
          <text:p/>
        </draw:line>
        <draw:frame draw:style-name="gr6" draw:text-style-name="P15" draw:layer="layout" svg:width="1.044cm" svg:height="0.721cm" svg:x="4.166cm" svg:y="18.014cm">
          <draw:text-box>
            <text:p text:style-name="P14"><text:span text:style-name="T2">PN</text:span></text:p>
          </draw:text-box>
        </draw:frame>
        <draw:frame draw:style-name="gr6" draw:text-style-name="P11" draw:layer="layout" svg:width="4.46cm" svg:height="1.191cm" svg:x="6.898cm" svg:y="18.462cm">
          <draw:text-box>
            <text:p text:style-name="P17"><text:span text:style-name="T2">neder, jo nedrīkst </text:span></text:p>
            <text:p text:style-name="P17"><text:span text:style-name="T2">pievienot vēl vienu “P”</text:span></text:p>
          </draw:text-box>
        </draw:frame>
        <draw:custom-shape draw:style-name="gr7" draw:text-style-name="P13" draw:layer="layout" svg:width="0.508cm" svg:height="0.508cm" svg:x="3.8cm" svg:y="20.55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4.3cm" svg:y="20.55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4.8cm" svg:y="20.55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4.3cm" svg:y="21.058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4.302cm" svg:y="21.576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3.489cm" svg:y1="20.763cm" svg:x2="4.962cm" svg:y2="22.236cm">
          <text:p/>
        </draw:line>
        <draw:frame draw:style-name="gr6" draw:text-style-name="P15" draw:layer="layout" svg:width="0.997cm" svg:height="0.721cm" svg:x="3.822cm" svg:y="22.489cm">
          <draw:text-box>
            <text:p text:style-name="P14"><text:span text:style-name="T2">PT</text:span></text:p>
          </draw:text-box>
        </draw:frame>
        <draw:custom-shape draw:style-name="gr2" draw:text-style-name="P5" draw:layer="layout" svg:width="0.508cm" svg:height="0.508cm" svg:x="9.628cm" svg:y="17.506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9.628cm" svg:y="16.49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0.128cm" svg:y="16.498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9.628cm" svg:y="16.99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0.128cm" svg:y="16.99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9.12cm" svg:y="17.002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9.12cm" svg:y="17.502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8.612cm" svg:y="17.502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9.12cm" svg:y="18.018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8.612cm" svg:y="18.018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0.898cm" svg:y1="16.203cm" svg:x2="8.46cm" svg:y2="18.641cm">
          <text:p/>
        </draw:line>
        <draw:line draw:style-name="gr5" draw:text-style-name="P9" draw:layer="layout" svg:x1="8.556cm" svg:y1="16.303cm" svg:x2="7.032cm" svg:y2="17.827cm">
          <text:p/>
        </draw:line>
        <draw:custom-shape draw:style-name="gr2" draw:text-style-name="P5" draw:layer="layout" svg:width="0.508cm" svg:height="0.508cm" svg:x="14.97cm" svg:y="17.51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4.97cm" svg:y="16.494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5.47cm" svg:y="16.502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4.97cm" svg:y="17.002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5.47cm" svg:y="17.0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5.478cm" svg:y="17.51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5.978cm" svg:y="17.51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5.978cm" svg:y="17.01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15.978cm" svg:y="16.51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16.494cm" svg:y="16.49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15.994cm" svg:y="15.986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6.97cm" svg:y1="16.037cm" svg:x2="14.735cm" svg:y2="18.272cm">
          <text:p/>
        </draw:line>
        <draw:frame draw:style-name="gr6" draw:text-style-name="P11" draw:layer="layout" svg:width="4.464cm" svg:height="1.191cm" svg:x="13.398cm" svg:y="18.006cm">
          <draw:text-box>
            <text:p text:style-name="P10"><text:span text:style-name="T2">neder, jo nevar </text:span></text:p>
            <text:p text:style-name="P10"><text:span text:style-name="T2">pievienot tieši 5 rūtiņas</text:span></text:p>
          </draw:text-box>
        </draw:frame>
        <draw:custom-shape draw:style-name="gr2" draw:text-style-name="P5" draw:layer="layout" svg:width="0.508cm" svg:height="0.508cm" svg:x="8.341cm" svg:y="22.082cm">
          <text:p text:style-name="P4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8.341cm" svg:y="21.066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8.841cm" svg:y="21.074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8.341cm" svg:y="21.57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8.841cm" svg:y="21.57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9.357cm" svg:y="21.06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9.357cm" svg:y="21.57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8.857cm" svg:y="22.07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9.357cm" svg:y="22.07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9.857cm" svg:y="22.074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9.357cm" svg:y="22.59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8.036cm" svg:y1="20.8cm" svg:x2="10.322cm" svg:y2="23.086cm">
          <text:p/>
        </draw:line>
        <draw:frame draw:style-name="gr6" draw:text-style-name="P11" draw:layer="layout" svg:width="4.464cm" svg:height="1.191cm" svg:x="6.919cm" svg:y="23.007cm">
          <draw:text-box>
            <text:p text:style-name="P10"><text:span text:style-name="T2">neder, jo nevar </text:span></text:p>
            <text:p text:style-name="P10"><text:span text:style-name="T2">pievienot tieši 5 rūtiņas</text:span></text:p>
          </draw:text-box>
        </draw:frame>
        <draw:custom-shape draw:style-name="gr1" draw:text-style-name="P5" draw:layer="layout" svg:width="0.508cm" svg:height="0.508cm" svg:x="11.722cm" svg:y="2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1.722cm" svg:y="21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2.222cm" svg:y="21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1.722cm" svg:y="21.5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2.222cm" svg:y="2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4.008cm" svg:y="22.082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4.008cm" svg:y="21.066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4.508cm" svg:y="21.074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4.008cm" svg:y="21.574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4.508cm" svg:y="21.574cm">
          <text:p text:style-name="P4">0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1.534cm" svg:y1="21.4cm" svg:x2="12.499cm" svg:y2="22.365cm">
          <text:p/>
        </draw:line>
        <draw:custom-shape draw:style-name="gr7" draw:text-style-name="P13" draw:layer="layout" svg:width="0.508cm" svg:height="0.508cm" svg:x="13.5cm" svg:y="21.566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3.5cm" svg:y="22.082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3.5cm" svg:y="21.066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3cm" svg:y="21.066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3.5cm" svg:y="20.566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3.334cm" svg:y1="20.9cm" svg:x2="14.858cm" svg:y2="22.424cm">
          <text:p/>
        </draw:line>
        <draw:frame draw:style-name="gr6" draw:text-style-name="P15" draw:layer="layout" svg:width="1.044cm" svg:height="0.721cm" svg:x="13.666cm" svg:y="22.615cm">
          <draw:text-box>
            <text:p text:style-name="P14"><text:span text:style-name="T2">PY</text:span></text:p>
          </draw:text-box>
        </draw:frame>
        <draw:custom-shape draw:style-name="gr1" draw:text-style-name="P5" draw:layer="layout" svg:width="0.508cm" svg:height="0.508cm" svg:x="16.24cm" svg:y="2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6.24cm" svg:y="21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6.74cm" svg:y="21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6.24cm" svg:y="21.5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0.508cm" svg:height="0.508cm" svg:x="16.74cm" svg:y="2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8.526cm" svg:y="22.087cm">
          <text:p text:style-name="P4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508cm" svg:height="0.508cm" svg:x="18.526cm" svg:y="21.071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0.508cm" svg:x="19.026cm" svg:y="21.079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8.526cm" svg:y="21.57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08cm" svg:height="0.508cm" svg:x="19.026cm" svg:y="21.57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8.018cm" svg:y="22.082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8.018cm" svg:y="22.582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518cm" svg:y="22.582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0.508cm" svg:height="0.508cm" svg:x="17.518cm" svg:y="22.082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0.508cm" svg:height="0.508cm" svg:x="18.018cm" svg:y="21.582cm">
          <text:p text:style-name="P12">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7.826cm" svg:y1="21.405cm" svg:x2="19.299cm" svg:y2="22.878cm">
          <text:p/>
        </draw:line>
        <draw:line draw:style-name="gr5" draw:text-style-name="P9" draw:layer="layout" svg:x1="16.027cm" svg:y1="21.906cm" svg:x2="16.891cm" svg:y2="22.77cm">
          <text:p/>
        </draw:line>
        <draw:frame draw:style-name="gr6" draw:text-style-name="P11" draw:layer="layout" svg:width="4.46cm" svg:height="1.191cm" svg:x="15.298cm" svg:y="23.063cm">
          <draw:text-box>
            <text:p text:style-name="P17"><text:span text:style-name="T2">neder, jo nedrīkst </text:span></text:p>
            <text:p text:style-name="P17"><text:span text:style-name="T2">pievienot vēl vienu “P”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19T12:59:07.041455253</meta:creation-date>
    <dc:date>2025-09-19T23:39:35.210883787</dc:date>
    <meta:editing-duration>PT20M17S</meta:editing-duration>
    <meta:editing-cycles>3</meta:editing-cycles>
    <meta:generator>LibreOffice/7.1.3.2$MacOSX_X86_64 LibreOffice_project/47f78053abe362b9384784d31a6e56f8511eb1c1</meta:generator>
    <meta:document-statistic meta:object-count="274"/>
  </office:meta>
</office:document-meta>
</file>